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color="#cccccc" style:text-line-through-style="none" style:text-line-through-type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hema Frame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complete solution for delivering a database driven web application.</text:p>
              </text:list-item>
              <text:list-item>
                <text:p>Hosted on a LAM<text:span text:style-name="T1">P</text:span> server (Linux, Apache, MySQL, with PHP unnecessary and discouraged).</text:p>
              </text:list-item>
              <text:list-item>
                <text:p>Basic interactions for forms and tables built-in, with suggestions and examples of derived interactions for easy customization.</text:p>
              </text:list-item>
              <text:list-item>
                <text:p>Untraditional division of labor pushes more work to the front-end to conserve server resour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vision of Lab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SQL stored procedures contain all of the business logic.</text:p>
              </text:list-item>
              <text:list-item>
                <text:p>The back-end server component sends the results of the procedures to the client.</text:p>
              </text:list-item>
              <text:list-item>
                <text:p>The front-end framework of XSLT, Javascript, and CSS scripts will use the results to render and animate pag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er Component 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Server security, efficiency, and stability are enhanced through delegation.</text:p>
            <text:list text:style-name="L2">
              <text:list-item>
                <text:p>Business code resides entirely in MySQL stored procedures.</text:p>
              </text:list-item>
              <text:list-item>
                <text:p>The front-end framework handles all rendering and decision-making.</text:p>
              </text:list-item>
              <text:list-item>
                <text:p>The server component simply mediates the conversation between the front-end framework and the MySQL stored proced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er Secu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 can be disabled to prevent use of malicious uploaded scripts.</text:p>
              </text:list-item>
              <text:list-item>
                <text:p>C++ code and executable hidden from Web.</text:p>
              </text:list-item>
              <text:list-item>
                <text:p>Automatically uses parameterized procedure calls to prevent SQL-injection.</text:p>
              </text:list-item>
              <text:list-item>
                <text:p>Scripts include only database and procedure names and result-shaping instructions.</text:p>
              </text:list-item>
              <text:list-item>
                <text:p>Recommended configuration only allows EXECUTE privileges for the Apache us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er Efficienc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++ faster than scripting language.</text:p>
              </text:list-item>
              <text:list-item>
                <text:p>FastCGI for long-lived instances that keep at hand expensive-to-initialize resources like the database connection.</text:p>
              </text:list-item>
              <text:list-item>
                <text:p>Stack-memory-only design prevents memory leaks and fragmentation to maintain efficiency throughout repeated calls.</text:p>
              </text:list-item>
              <text:list-item>
                <text:p>Data is directly read from and written to file streams to minimize memory u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er (Code) Stabil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Limited formal vocabulary.</text:span></text:p>
              </text:list-item>
              <text:list-item>
                <text:p text:style-name="P3"><text:span text:style-name="T2">Words not in formal vocabulary are passed on to front-end for customized interpretation.</text:span></text:p>
              </text:list-item>
              <text:list-item>
                <text:p text:style-name="P3"><text:span text:style-name="T2">Simplified but flexible role as mediator reduces the need to update or enhance the server compon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09:56:24.166934883</meta:creation-date>
    <dc:date>2017-02-21T09:07:14.098561012</dc:date>
    <meta:editing-duration>PT21H4M25S</meta:editing-duration>
    <meta:editing-cycles>7</meta:editing-cycles>
    <meta:generator>LibreOffice/5.0.5.2$Linux_X86_64 LibreOffice_project/00m0$Build-2</meta:generator>
    <meta:document-statistic meta:object-count="45"/>
  </office:meta>
</office:document-meta>
</file>